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5" style:family="table-row">
      <style:table-row-properties style:min-row-height="0.5444in"/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4479in" fo:background-color="transparent" fo:keep-together="auto">
        <style:background-image/>
      </style:table-row-properties>
    </style:style>
    <style:style style:name="Tabela13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5729in"/>
    </style:style>
    <style:style style:name="Tabela13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6389in"/>
    </style:style>
    <style:style style:name="Tabela13.6" style:family="table-row">
      <style:table-row-properties style:min-row-height="0.4347in"/>
    </style:style>
    <style:style style:name="Tabela13.A6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6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7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4" style:family="table-row">
      <style:table-row-properties style:min-row-height="0.5938in"/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8" style:family="table-row">
      <style:table-row-properties style:min-row-height="0.4278in"/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11" style:family="table-row">
      <style:table-row-properties style:min-row-height="0.5493in"/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6" style:family="table-row">
      <style:table-row-properties style:min-row-height="1.566in"/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1.1778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7674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7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8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1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1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P121" style:family="paragraph" style:parent-style-name="Standard">
      <style:text-properties officeooo:paragraph-rsid="0008cb55"/>
    </style:style>
    <style:style style:name="P122" style:family="paragraph" style:parent-style-name="Standard">
      <style:text-properties officeooo:paragraph-rsid="000a9502"/>
    </style:style>
    <style:style style:name="P123" style:family="paragraph" style:parent-style-name="Standard">
      <style:text-properties officeooo:paragraph-rsid="000e60f6"/>
    </style:style>
    <style:style style:name="P124" style:family="paragraph" style:parent-style-name="Standard" style:master-page-name="">
      <style:paragraph-properties style:page-number="auto"/>
      <style:text-properties officeooo:paragraph-rsid="000f7924"/>
    </style:style>
    <style:style style:name="P125" style:family="paragraph" style:parent-style-name="Standard">
      <style:text-properties officeooo:paragraph-rsid="000f7924"/>
    </style:style>
    <style:style style:name="P126" style:family="paragraph" style:parent-style-name="Standard">
      <style:text-properties officeooo:paragraph-rsid="00163070"/>
    </style:style>
    <style:style style:name="P12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8" style:family="paragraph" style:parent-style-name="Standard">
      <style:text-properties officeooo:paragraph-rsid="000196b0"/>
    </style:style>
    <style:style style:name="P129" style:family="paragraph" style:parent-style-name="Standard">
      <style:text-properties officeooo:paragraph-rsid="00248063"/>
    </style:style>
    <style:style style:name="P130" style:family="paragraph" style:parent-style-name="Standard">
      <style:text-properties officeooo:paragraph-rsid="002f4d3f"/>
    </style:style>
    <style:style style:name="P13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2" style:family="paragraph" style:parent-style-name="Text_20_body" style:master-page-name="">
      <style:paragraph-properties style:page-number="auto" fo:break-before="auto" fo:break-after="auto"/>
    </style:style>
    <style:style style:name="P133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4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  <style:style style:name="T27" style:family="text">
      <style:text-properties officeooo:rsid="0036c9e7"/>
    </style:style>
    <style:style style:name="T28" style:family="text">
      <style:text-properties officeooo:rsid="003770d8"/>
    </style:style>
    <style:style style:name="T29" style:family="text">
      <style:text-properties officeooo:rsid="003849f3"/>
    </style:style>
    <style:style style:name="T30" style:family="text">
      <style:text-properties officeooo:rsid="00388a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5">id</text:p>
          </table:table-cell>
          <table:table-cell table:style-name="Tabela11.A3" office:value-type="string">
            <text:p text:style-name="P74">INT</text:p>
          </table:table-cell>
          <table:table-cell table:style-name="Tabela11.A3" office:value-type="string">
            <text:p text:style-name="P74">4</text:p>
          </table:table-cell>
          <table:table-cell table:style-name="Tabela11.A3" office:value-type="string">
            <text:p text:style-name="P74">PK, NOT NULL</text:p>
          </table:table-cell>
          <table:table-cell table:style-name="Tabela11.A3" office:value-type="string">
            <text:p text:style-name="P73">Chave primária da tabela.</text:p>
          </table:table-cell>
          <table:table-cell table:style-name="Tabela11.F3" office:value-type="string">
            <text:p text:style-name="P74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3">nome</text:p>
          </table:table-cell>
          <table:table-cell table:style-name="Tabela11.A4" office:value-type="string">
            <text:p text:style-name="P106">VARCHAR</text:p>
          </table:table-cell>
          <table:table-cell table:style-name="Tabela11.A4" office:value-type="string">
            <text:p text:style-name="P106">64</text:p>
          </table:table-cell>
          <table:table-cell table:style-name="Tabela11.A4" office:value-type="string">
            <text:p text:style-name="P106">NOT NULL</text:p>
          </table:table-cell>
          <table:table-cell table:style-name="Tabela11.A4" office:value-type="string">
            <text:p text:style-name="P105">Nome do funcionário.</text:p>
          </table:table-cell>
          <table:table-cell table:style-name="Tabela11.F4" office:value-type="string">
            <text:p text:style-name="P47">-</text:p>
          </table:table-cell>
          <table:table-cell table:style-name="Tabela11.A4" office:value-type="string">
            <text:p text:style-name="P39">-</text:p>
          </table:table-cell>
        </table:table-row>
        <table:table-row table:style-name="Tabela11.5">
          <table:table-cell table:style-name="Tabela11.A3" office:value-type="string">
            <text:p text:style-name="P73">telefone</text:p>
          </table:table-cell>
          <table:table-cell table:style-name="Tabela11.A3" office:value-type="string">
            <text:p text:style-name="P106">CHAR</text:p>
          </table:table-cell>
          <table:table-cell table:style-name="Tabela11.A3" office:value-type="string">
            <text:p text:style-name="P106">15</text:p>
          </table:table-cell>
          <table:table-cell table:style-name="Tabela11.A3" office:value-type="string">
            <text:p text:style-name="P106">NOT NULL</text:p>
          </table:table-cell>
          <table:table-cell table:style-name="Tabela11.A3" office:value-type="string">
            <text:p text:style-name="P105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6">"(27) 99980-1234" || "(27) 3340-1234"</text:p>
          </table:table-cell>
        </table:table-row>
      </table:table>
      <text:p text:style-name="P12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3"><text:span text:style-name="T18">id</text:span>_funcionario</text:p>
          </table:table-cell>
          <table:table-cell table:style-name="Tabela12.A3" office:value-type="string">
            <text:p text:style-name="P74">INT</text:p>
          </table:table-cell>
          <table:table-cell table:style-name="Tabela12.A3" office:value-type="string">
            <text:p text:style-name="P74">4</text:p>
          </table:table-cell>
          <table:table-cell table:style-name="Tabela12.A3" office:value-type="string">
            <text:p text:style-name="P74">PK, FK, NOT NULL</text:p>
          </table:table-cell>
          <table:table-cell table:style-name="Tabela12.A3" office:value-type="string">
            <text:p text:style-name="P73">Chave estrangeira do funcionário: funcionario(id)</text:p>
          </table:table-cell>
          <table:table-cell table:style-name="Tabela12.F3" office:value-type="string">
            <text:p text:style-name="P74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3">id_servico_oferecido</text:p>
          </table:table-cell>
          <table:table-cell table:style-name="Tabela12.A4" office:value-type="string">
            <text:p text:style-name="P106">INT</text:p>
          </table:table-cell>
          <table:table-cell table:style-name="Tabela12.A4" office:value-type="string">
            <text:p text:style-name="P106">4</text:p>
          </table:table-cell>
          <table:table-cell table:style-name="Tabela12.A4" office:value-type="string">
            <text:p text:style-name="P106">PK, FK, NOT NULL</text:p>
          </table:table-cell>
          <table:table-cell table:style-name="Tabela12.A4" office:value-type="string">
            <text:p text:style-name="P105">Serviço exercido pelo funcionário: servico_oferecido(id)</text:p>
          </table:table-cell>
          <table:table-cell table:style-name="Tabela12.F4" office:value-type="string">
            <text:p text:style-name="P106">-</text:p>
          </table:table-cell>
          <table:table-cell table:style-name="Tabela12.A4" office:value-type="string">
            <text:p text:style-name="P39">-</text:p>
          </table:table-cell>
        </table:table-row>
      </table:table>
      <text:p text:style-name="P12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140">id</text:p>
          </table:table-cell>
          <table:table-cell table:style-name="Tabela13.A3" office:value-type="string">
            <text:p text:style-name="P141">INT</text:p>
          </table:table-cell>
          <table:table-cell table:style-name="Tabela13.A3" office:value-type="string">
            <text:p text:style-name="P141">4</text:p>
          </table:table-cell>
          <table:table-cell table:style-name="Tabela13.A3" office:value-type="string">
            <text:p text:style-name="P141">PK, NOT NULL</text:p>
          </table:table-cell>
          <table:table-cell table:style-name="Tabela13.A3" office:value-type="string">
            <text:p text:style-name="P140">Chave primária do registro da reserva.</text:p>
          </table:table-cell>
          <table:table-cell table:style-name="Tabela13.A3" office:value-type="string">
            <text:p text:style-name="P141">AUTO_INCREMENT</text:p>
          </table:table-cell>
          <table:table-cell table:style-name="Tabela13.G3" office:value-type="string">
            <text:p text:style-name="P141">-</text:p>
          </table:table-cell>
        </table:table-row>
        <table:table-row table:style-name="Tabela13.4">
          <table:table-cell table:style-name="Tabela13.A4" office:value-type="string">
            <text:p text:style-name="P73"><text:span text:style-name="T18">id</text:span>_funcionario</text:p>
          </table:table-cell>
          <table:table-cell table:style-name="Tabela13.A4" office:value-type="string">
            <text:p text:style-name="P74">INT</text:p>
          </table:table-cell>
          <table:table-cell table:style-name="Tabela13.A4" office:value-type="string">
            <text:p text:style-name="P74">4</text:p>
          </table:table-cell>
          <table:table-cell table:style-name="Tabela13.A4" office:value-type="string">
            <text:p text:style-name="P74">FK, NOT NULL</text:p>
          </table:table-cell>
          <table:table-cell table:style-name="Tabela13.A4" office:value-type="string">
            <text:p text:style-name="P73">Chave estrangeira do funcionário: funcionario(id)</text:p>
          </table:table-cell>
          <table:table-cell table:style-name="Tabela13.F4" office:value-type="string">
            <text:p text:style-name="P74">-</text:p>
          </table:table-cell>
          <table:table-cell table:style-name="Tabela13.A4" office:value-type="string">
            <text:p text:style-name="P29">-</text:p>
          </table:table-cell>
        </table:table-row>
        <text:soft-page-break/>
        <table:table-row table:style-name="Tabela13.5">
          <table:table-cell table:style-name="Tabela13.G3" office:value-type="string">
            <text:p text:style-name="P73">data</text:p>
          </table:table-cell>
          <table:table-cell table:style-name="Tabela13.G3" office:value-type="string">
            <text:p text:style-name="P106">DATE</text:p>
          </table:table-cell>
          <table:table-cell table:style-name="Tabela13.G3" office:value-type="string">
            <text:p text:style-name="P106">-</text:p>
          </table:table-cell>
          <table:table-cell table:style-name="Tabela13.G3" office:value-type="string">
            <text:p text:style-name="P106">NOT NULL</text:p>
          </table:table-cell>
          <table:table-cell table:style-name="Tabela13.G3" office:value-type="string">
            <text:p text:style-name="P105">Data da reserva do funcionário, relacionado aos horários especificados.</text:p>
          </table:table-cell>
          <table:table-cell table:style-name="Tabela13.A3" office:value-type="string">
            <text:p text:style-name="P106">-</text:p>
          </table:table-cell>
          <table:table-cell table:style-name="Tabela13.G3" office:value-type="string">
            <text:p text:style-name="P39">-</text:p>
          </table:table-cell>
        </table:table-row>
        <table:table-row table:style-name="Tabela13.6">
          <table:table-cell table:style-name="Tabela13.A6" office:value-type="string">
            <text:p text:style-name="P73">hora_inicio</text:p>
          </table:table-cell>
          <table:table-cell table:style-name="Tabela13.A6" office:value-type="string">
            <text:p text:style-name="P106">TIME</text:p>
          </table:table-cell>
          <table:table-cell table:style-name="Tabela13.A6" office:value-type="string">
            <text:p text:style-name="P106">-</text:p>
          </table:table-cell>
          <table:table-cell table:style-name="Tabela13.A6" office:value-type="string">
            <text:p text:style-name="P106">NOT NULL</text:p>
          </table:table-cell>
          <table:table-cell table:style-name="Tabela13.A6" office:value-type="string">
            <text:p text:style-name="P105">Horário do início da reserva do funcionário.</text:p>
          </table:table-cell>
          <table:table-cell table:style-name="Tabela13.F6" office:value-type="string">
            <text:p text:style-name="P106">-</text:p>
          </table:table-cell>
          <table:table-cell table:style-name="Tabela13.A6" office:value-type="string">
            <text:p text:style-name="P106">-</text:p>
          </table:table-cell>
        </table:table-row>
        <table:table-row table:style-name="Tabela13.7">
          <table:table-cell table:style-name="Tabela13.G3" office:value-type="string">
            <text:p text:style-name="P73">hora_fim</text:p>
          </table:table-cell>
          <table:table-cell table:style-name="Tabela13.G3" office:value-type="string">
            <text:p text:style-name="P106">TIME</text:p>
          </table:table-cell>
          <table:table-cell table:style-name="Tabela13.G3" office:value-type="string">
            <text:p text:style-name="P106">-</text:p>
          </table:table-cell>
          <table:table-cell table:style-name="Tabela13.G3" office:value-type="string">
            <text:p text:style-name="P106">NOT NULL</text:p>
          </table:table-cell>
          <table:table-cell table:style-name="Tabela13.G3" office:value-type="string">
            <text:p text:style-name="P105">Horário do fim da reserva do funcionário.</text:p>
          </table:table-cell>
          <table:table-cell table:style-name="Tabela13.A3" office:value-type="string">
            <text:p text:style-name="P106">-</text:p>
          </table:table-cell>
          <table:table-cell table:style-name="Tabela13.G3" office:value-type="string">
            <text:p text:style-name="P106">-</text:p>
          </table:table-cell>
        </table:table-row>
      </table:table>
      <text:p text:style-name="P1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<text:span text:style-name="T27">EC</text:span>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5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5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5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6">id<text:span text:style-name="T2"/></text:p>
          </table:table-cell>
          <table:table-cell table:style-name="Table2.A3" office:value-type="string">
            <text:p text:style-name="P32">INT<text:span text:style-name="T2"/></text:p>
          </table:table-cell>
          <table:table-cell table:style-name="Table2.A3" office:value-type="string">
            <text:p text:style-name="P32">4<text:span text:style-name="T2"/></text:p>
          </table:table-cell>
          <table:table-cell table:style-name="Table2.A3" office:value-type="string">
            <text:p text:style-name="P32">PK, NOT NULL<text:span text:style-name="T2"/></text:p>
          </table:table-cell>
          <table:table-cell table:style-name="Table2.A3" office:value-type="string">
            <text:p text:style-name="P138">Chave primária da tabela.<text:span text:style-name="T2"/></text:p>
          </table:table-cell>
          <table:table-cell table:style-name="Table2.F3" office:value-type="string">
            <text:p text:style-name="P41">AUTO_INCREMENT<text:span text:style-name="T2"/></text:p>
          </table:table-cell>
          <table:table-cell table:style-name="Table2.A3" office:value-type="string">
            <text:p text:style-name="P32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11">nome</text:p>
          </table:table-cell>
          <table:table-cell table:style-name="Table2.A4" office:value-type="string">
            <text:p text:style-name="P51">VARCHAR</text:p>
          </table:table-cell>
          <table:table-cell table:style-name="Table2.A4" office:value-type="string">
            <text:p text:style-name="P51">64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Nome do serviço oferecido.</text:p>
          </table:table-cell>
          <table:table-cell table:style-name="Table2.F4" office:value-type="string">
            <text:p text:style-name="P49">-</text:p>
          </table:table-cell>
          <table:table-cell table:style-name="Table2.A4" office:value-type="string">
            <text:p text:style-name="P41">-</text:p>
          </table:table-cell>
        </table:table-row>
        <table:table-row table:style-name="Table2.5">
          <table:table-cell table:style-name="Table2.A3" office:value-type="string">
            <text:p text:style-name="P111">preco</text:p>
          </table:table-cell>
          <table:table-cell table:style-name="Table2.A3" office:value-type="string">
            <text:p text:style-name="P51">DECIMAL</text:p>
          </table:table-cell>
          <table:table-cell table:style-name="Table2.A3" office:value-type="string">
            <text:p text:style-name="P51">(8,2)</text:p>
          </table:table-cell>
          <table:table-cell table:style-name="Table2.A3" office:value-type="string">
            <text:p text:style-name="P51">NOT NULL</text:p>
          </table:table-cell>
          <table:table-cell table:style-name="Table2.A3" office:value-type="string">
            <text:p text:style-name="P54">Preço do serviço oferecido, de acordo com o tipo do preço.</text:p>
          </table:table-cell>
          <table:table-cell table:style-name="Table2.F3" office:value-type="string">
            <text:p text:style-name="P51">0</text:p>
          </table:table-cell>
          <table:table-cell table:style-name="Table2.A3" office:value-type="string">
            <text:p text:style-name="P51">-</text:p>
          </table:table-cell>
        </table:table-row>
        <table:table-row table:style-name="Table2.3">
          <table:table-cell table:style-name="Table2.A4" office:value-type="string">
            <text:p text:style-name="P111">tipo_<text:span text:style-name="T24">cobranca</text:span></text:p>
          </table:table-cell>
          <table:table-cell table:style-name="Table2.A4" office:value-type="string">
            <text:p text:style-name="P51">ENUM</text:p>
          </table:table-cell>
          <table:table-cell table:style-name="Table2.A4" office:value-type="string">
            <text:p text:style-name="P32">-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Forma de cobrança do preço do serviço.</text:p>
          </table:table-cell>
          <table:table-cell table:style-name="Table2.F4" office:value-type="string">
            <text:p text:style-name="P49">“<text:span text:style-name="T6">pet”</text:span></text:p>
          </table:table-cell>
          <table:table-cell table:style-name="Table2.A4" office:value-type="string">
            <text:p text:style-name="P32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11"><text:span text:style-name="T6">id_</text:span>categoria</text:p>
          </table:table-cell>
          <table:table-cell table:style-name="Table2.A3" office:value-type="string">
            <text:p text:style-name="P51">INT</text:p>
          </table:table-cell>
          <table:table-cell table:style-name="Table2.A3" office:value-type="string">
            <text:p text:style-name="P32">-</text:p>
          </table:table-cell>
          <table:table-cell table:style-name="Table2.A3" office:value-type="string">
            <text:p text:style-name="P51">FK, NOT NULL</text:p>
          </table:table-cell>
          <table:table-cell table:style-name="Table2.A3" office:value-type="string">
            <text:p text:style-name="P54">Chave estrangeira que representa a categoria do serviço: categoria_servico(id)</text:p>
          </table:table-cell>
          <table:table-cell table:style-name="Table2.F3" office:value-type="string">
            <text:p text:style-name="P51">-</text:p>
          </table:table-cell>
          <table:table-cell table:style-name="Table2.A3" office:value-type="string">
            <text:p text:style-name="P32">-</text:p>
          </table:table-cell>
        </table:table-row>
        <table:table-row table:style-name="Table2.3">
          <table:table-cell table:style-name="Table2.A8" office:value-type="string">
            <text:p text:style-name="P111">descricao</text:p>
          </table:table-cell>
          <table:table-cell table:style-name="Table2.A8" office:value-type="string">
            <text:p text:style-name="P51">TEXT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54">Descrição do serviço oferecido.</text:p>
          </table:table-cell>
          <table:table-cell table:style-name="Table2.F8" office:value-type="string">
            <text:p text:style-name="P49">-</text:p>
          </table:table-cell>
          <table:table-cell table:style-name="Table2.A8" office:value-type="string">
            <text:p text:style-name="P32">-</text:p>
          </table:table-cell>
        </table:table-row>
        <table:table-row table:style-name="Table2.9">
          <table:table-cell table:style-name="Table2.A9" office:value-type="string">
            <text:p text:style-name="P111">foto</text:p>
          </table:table-cell>
          <table:table-cell table:style-name="Table2.A9" office:value-type="string">
            <text:p text:style-name="P51">TEXT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54">Caminho da foto associada ao serviço no servidor de arquivos.</text:p>
          </table:table-cell>
          <table:table-cell table:style-name="Table2.F9" office:value-type="string">
            <text:p text:style-name="P49">-</text:p>
          </table:table-cell>
          <table:table-cell table:style-name="Table2.A9" office:value-type="string">
            <text:p text:style-name="P32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60">restricao_participante</text:p>
          </table:table-cell>
          <table:table-cell table:style-name="Table2.A10" office:value-type="string">
            <text:p text:style-name="P59">ENUM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60">Restrição de participantes do serviço oferecido.</text:p>
          </table:table-cell>
          <table:table-cell table:style-name="Table2.F10" office:value-type="string">
            <text:p text:style-name="P49">“<text:span text:style-name="T8">coletivo”</text:span></text:p>
          </table:table-cell>
          <table:table-cell table:style-name="Table2.A10" office:value-type="string">
            <text:p text:style-name="P32">“<text:span text:style-name="T8">individual” || “coletivo”</text:span></text:p>
          </table:table-cell>
        </table:table-row>
      </table:table>
      <text:p text:style-name="P129"/>
      <text:p text:style-name="P1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4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2">Chave primária da tabela.</text:p>
          </table:table-cell>
          <table:table-cell table:style-name="Tabela1.F3" office:value-type="string">
            <text:p text:style-name="P36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2">nome</text:p>
          </table:table-cell>
          <table:table-cell table:style-name="Tabela1.A4" office:value-type="string">
            <text:p text:style-name="P50">VARCHAR</text:p>
          </table:table-cell>
          <table:table-cell table:style-name="Tabela1.A4" office:value-type="string">
            <text:p text:style-name="P50">24</text:p>
          </table:table-cell>
          <table:table-cell table:style-name="Tabela1.A4" office:value-type="string">
            <text:p text:style-name="P50">NOT NULL</text:p>
          </table:table-cell>
          <table:table-cell table:style-name="Tabela1.A4" office:value-type="string">
            <text:p text:style-name="P52">Nome da categoria do serviço.</text:p>
          </table:table-cell>
          <table:table-cell table:style-name="Tabela1.F4" office:value-type="string">
            <text:p text:style-name="P44">-</text:p>
          </table:table-cell>
          <table:table-cell table:style-name="Tabela1.A4" office:value-type="string">
            <text:p text:style-name="P36">-</text:p>
          </table:table-cell>
        </table:table-row>
      </table:table>
      <text:p text:style-name="P12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4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3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6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5">id_especie</text:p>
          </table:table-cell>
          <table:table-cell table:style-name="Tabela2.A4" office:value-type="string">
            <text:p text:style-name="P56">INT</text:p>
          </table:table-cell>
          <table:table-cell table:style-name="Tabela2.A4" office:value-type="string">
            <text:p text:style-name="P56">4</text:p>
          </table:table-cell>
          <table:table-cell table:style-name="Tabela2.A4" office:value-type="string">
            <text:p text:style-name="P56"><text:span text:style-name="T20">PK, </text:span>FK, NOT NULL</text:p>
          </table:table-cell>
          <table:table-cell table:style-name="Tabela2.A4" office:value-type="string">
            <text:p text:style-name="P55">Identifica a espécie para restrição do serviço oferecido.</text:p>
          </table:table-cell>
          <table:table-cell table:style-name="Tabela2.F4" office:value-type="string">
            <text:p text:style-name="P44">-</text:p>
          </table:table-cell>
          <table:table-cell table:style-name="Tabela2.A4" office:value-type="string">
            <text:p text:style-name="P36">-</text:p>
          </table:table-cell>
        </table:table-row>
      </table:table>
      <text:p text:style-name="P12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5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3">Chave primária da tabela.</text:p>
          </table:table-cell>
          <table:table-cell table:style-name="Tabela4.F3" office:value-type="string">
            <text:p text:style-name="P37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7">nome</text:p>
          </table:table-cell>
          <table:table-cell table:style-name="Tabela4.A4" office:value-type="string">
            <text:p text:style-name="P58">VARCHAR</text:p>
          </table:table-cell>
          <table:table-cell table:style-name="Tabela4.A4" office:value-type="string">
            <text:p text:style-name="P58">64</text:p>
          </table:table-cell>
          <table:table-cell table:style-name="Tabela4.A4" office:value-type="string">
            <text:p text:style-name="P58">NOT NULL</text:p>
          </table:table-cell>
          <table:table-cell table:style-name="Tabela4.A4" office:value-type="string">
            <text:p text:style-name="P57">Nome popular da espécie</text:p>
          </table:table-cell>
          <table:table-cell table:style-name="Tabela4.F4" office:value-type="string">
            <text:p text:style-name="P45">-</text:p>
          </table:table-cell>
          <table:table-cell table:style-name="Tabela4.A4" office:value-type="string">
            <text:p text:style-name="P37">-</text:p>
          </table:table-cell>
        </table:table-row>
      </table:table>
      <text:p text:style-name="P122"/>
      <text:p text:style-name="P122"/>
      <text:p text:style-name="P122"/>
      <text:p text:style-name="P12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5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3">Chave primária da tabela.</text:p>
          </table:table-cell>
          <table:table-cell table:style-name="Tabela5.F3" office:value-type="string">
            <text:p text:style-name="P37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7">nome</text:p>
          </table:table-cell>
          <table:table-cell table:style-name="Tabela5.A4" office:value-type="string">
            <text:p text:style-name="P58">VARCHAR</text:p>
          </table:table-cell>
          <table:table-cell table:style-name="Tabela5.A4" office:value-type="string">
            <text:p text:style-name="P58">128</text:p>
          </table:table-cell>
          <table:table-cell table:style-name="Tabela5.A4" office:value-type="string">
            <text:p text:style-name="P58">NOT NULL</text:p>
          </table:table-cell>
          <table:table-cell table:style-name="Tabela5.A4" office:value-type="string">
            <text:p text:style-name="P57">Nome completo do cliente.</text:p>
          </table:table-cell>
          <table:table-cell table:style-name="Tabela5.F4" office:value-type="string">
            <text:p text:style-name="P45">-</text:p>
          </table:table-cell>
          <table:table-cell table:style-name="Tabela5.A4" office:value-type="string">
            <text:p text:style-name="P37">-</text:p>
          </table:table-cell>
        </table:table-row>
        <table:table-row table:style-name="Tabela5.3">
          <table:table-cell table:style-name="Tabela5.A3" office:value-type="string">
            <text:p text:style-name="P57">telefone</text:p>
          </table:table-cell>
          <table:table-cell table:style-name="Tabela5.A3" office:value-type="string">
            <text:p text:style-name="P58">CHAR</text:p>
          </table:table-cell>
          <table:table-cell table:style-name="Tabela5.A3" office:value-type="string">
            <text:p text:style-name="P58">1<text:span text:style-name="T18">5</text:span></text:p>
          </table:table-cell>
          <table:table-cell table:style-name="Tabela5.A3" office:value-type="string">
            <text:p text:style-name="P58">NOT NULL</text:p>
          </table:table-cell>
          <table:table-cell table:style-name="Tabela5.A3" office:value-type="string">
            <text:p text:style-name="P57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6">"(27) 99980-1234" || "(27) 3340-1234"</text:p>
          </table:table-cell>
        </table:table-row>
      </table:table>
      <text:p text:style-name="P12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61">id_<text:span text:style-name="T9">cliente</text:span></text:p>
          </table:table-cell>
          <table:table-cell table:style-name="Tabela6.A3" office:value-type="string">
            <text:p text:style-name="P64">INT</text:p>
          </table:table-cell>
          <table:table-cell table:style-name="Tabela6.A3" office:value-type="string">
            <text:p text:style-name="P64">4</text:p>
          </table:table-cell>
          <table:table-cell table:style-name="Tabela6.A3" office:value-type="string">
            <text:p text:style-name="P64">PK, FK</text:p>
          </table:table-cell>
          <table:table-cell table:style-name="Tabela6.A3" office:value-type="string">
            <text:p text:style-name="P63">Chave estrangeira: <text:span text:style-name="T9">cliente</text:span>(id).</text:p>
          </table:table-cell>
          <table:table-cell table:style-name="Tabela6.F3" office:value-type="string">
            <text:p text:style-name="P69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logradou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128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3">Logradouro do <text:span text:style-name="T9">endereco do cliente.</text:span></text:p>
          </table:table-cell>
          <table:table-cell table:style-name="Tabela6.F4" office:value-type="string">
            <text:p text:style-name="P65">-</text:p>
          </table:table-cell>
          <table:table-cell table:style-name="Tabela6.A4" office:value-type="string">
            <text:p text:style-name="P64">-</text:p>
          </table:table-cell>
        </table:table-row>
        <table:table-row table:style-name="Tabela6.5">
          <table:table-cell table:style-name="Tabela6.A3" office:value-type="string">
            <text:p text:style-name="P61">numero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16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3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bair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64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7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5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61">cidade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64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7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5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61">estado</text:p>
          </table:table-cell>
          <table:table-cell table:style-name="Tabela6.A8" office:value-type="string">
            <text:p text:style-name="P64">CHAR</text:p>
          </table:table-cell>
          <table:table-cell table:style-name="Tabela6.A8" office:value-type="string">
            <text:p text:style-name="P64">2</text:p>
          </table:table-cell>
          <table:table-cell table:style-name="Tabela6.A8" office:value-type="string">
            <text:p text:style-name="P64">NOT NULL</text:p>
          </table:table-cell>
          <table:table-cell table:style-name="Tabela6.A8" office:value-type="string">
            <text:p text:style-name="P67">Sigla da unidade federativa da <text:span text:style-name="T9">cliente</text:span>.</text:p>
          </table:table-cell>
          <table:table-cell table:style-name="Tabela6.F8" office:value-type="string">
            <text:p text:style-name="P45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2"/>
      <text:p text:style-name="P122"/>
      <text:p text:style-name="P12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5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70">Chave estrangeira: cliente(id)</text:p>
          </table:table-cell>
          <table:table-cell table:style-name="Tabela7.F3" office:value-type="string">
            <text:p text:style-name="P37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4">
          <table:table-cell table:style-name="Tabela7.A4" office:value-type="string">
            <text:p text:style-name="P70">id_servico_oferecido</text:p>
          </table:table-cell>
          <table:table-cell table:style-name="Tabela7.A4" office:value-type="string">
            <text:p text:style-name="P71">INT</text:p>
          </table:table-cell>
          <table:table-cell table:style-name="Tabela7.A4" office:value-type="string">
            <text:p text:style-name="P71">4</text:p>
          </table:table-cell>
          <table:table-cell table:style-name="Tabela7.A4" office:value-type="string">
            <text:p text:style-name="P71">PK, FK, NOT NULL</text:p>
          </table:table-cell>
          <table:table-cell table:style-name="Tabela7.A4" office:value-type="string">
            <text:p text:style-name="P70">Serviço requerido pelo cliente: servico_oferecido(id)</text:p>
          </table:table-cell>
          <table:table-cell table:style-name="Tabela7.F4" office:value-type="string">
            <text:p text:style-name="P45">-</text:p>
          </table:table-cell>
          <table:table-cell table:style-name="Tabela7.A4" office:value-type="string">
            <text:p text:style-name="P37">-</text:p>
          </table:table-cell>
        </table:table-row>
      </table:table>
      <text:p text:style-name="P1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70"><text:span text:style-name="T21">i</text:span>d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PK, NOT NULL</text:p>
          </table:table-cell>
          <table:table-cell table:style-name="Tabela3.A3" office:value-type="string">
            <text:p text:style-name="P70">Chave primária da tabela.</text:p>
          </table:table-cell>
          <table:table-cell table:style-name="Tabela3.F3" office:value-type="string">
            <text:p text:style-name="P71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70">id_cliente</text:p>
          </table:table-cell>
          <table:table-cell table:style-name="Tabela3.A4" office:value-type="string">
            <text:p text:style-name="P71">INT</text:p>
          </table:table-cell>
          <table:table-cell table:style-name="Tabela3.A4" office:value-type="string">
            <text:p text:style-name="P71">4</text:p>
          </table:table-cell>
          <table:table-cell table:style-name="Tabela3.A4" office:value-type="string">
            <text:p text:style-name="P71">FK, NOT NULL</text:p>
          </table:table-cell>
          <table:table-cell table:style-name="Tabela3.A4" office:value-type="string">
            <text:p text:style-name="P70">Cliente dono do pet: cliente(id)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38">-</text:p>
          </table:table-cell>
        </table:table-row>
        <table:table-row table:style-name="Tabela3.3">
          <table:table-cell table:style-name="Tabela3.A3" office:value-type="string">
            <text:p text:style-name="P70">id_especie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FK, NOT NULL</text:p>
          </table:table-cell>
          <table:table-cell table:style-name="Tabela3.A3" office:value-type="string">
            <text:p text:style-name="P70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6">-</text:p>
          </table:table-cell>
        </table:table-row>
        <table:table-row table:style-name="Tabela3.3">
          <table:table-cell table:style-name="Tabela3.A4" office:value-type="string">
            <text:p text:style-name="P70">nome</text:p>
          </table:table-cell>
          <table:table-cell table:style-name="Tabela3.A4" office:value-type="string">
            <text:p text:style-name="P71">VARCHAR</text:p>
          </table:table-cell>
          <table:table-cell table:style-name="Tabela3.A4" office:value-type="string">
            <text:p text:style-name="P71">64</text:p>
          </table:table-cell>
          <table:table-cell table:style-name="Tabela3.A4" office:value-type="string">
            <text:p text:style-name="P71">NOT NULL</text:p>
          </table:table-cell>
          <table:table-cell table:style-name="Tabela3.A4" office:value-type="string">
            <text:p text:style-name="P70">Nome do pet.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70">raca</text:p>
          </table:table-cell>
          <table:table-cell table:style-name="Tabela3.A3" office:value-type="string">
            <text:p text:style-name="P71">VARCHAR</text:p>
          </table:table-cell>
          <table:table-cell table:style-name="Tabela3.A3" office:value-type="string">
            <text:p text:style-name="P71">64</text:p>
          </table:table-cell>
          <table:table-cell table:style-name="Tabela3.A3" office:value-type="string">
            <text:p text:style-name="P46">-</text:p>
          </table:table-cell>
          <table:table-cell table:style-name="Tabela3.A3" office:value-type="string">
            <text:p text:style-name="P70">Raça do pet.</text:p>
          </table:table-cell>
          <table:table-cell table:style-name="Tabela3.F3" office:value-type="string">
            <text:p text:style-name="P46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8">
          <table:table-cell table:style-name="Tabela3.A8" office:value-type="string">
            <text:p text:style-name="P70">porte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46">-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Porte do pet<text:span text:style-name="T22">: "P", pequeno; "M", médio; "G", grande.</text:span>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70">cor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16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Cor do pet.</text:p>
          </table:table-cell>
          <table:table-cell table:style-name="Tabela3.F9" office:value-type="string">
            <text:p text:style-name="P46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sexo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1">NOT NULL</text:p>
          </table:table-cell>
          <table:table-cell table:style-name="Tabela3.A8" office:value-type="string">
            <text:p text:style-name="P70">Sexo do pet.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11">
          <table:table-cell table:style-name="Tabela3.A9" office:value-type="string">
            <text:p text:style-name="P70">e_castrado</text:p>
          </table:table-cell>
          <table:table-cell table:style-name="Tabela3.A9" office:value-type="string">
            <text:p text:style-name="P71">ENUM</text:p>
          </table:table-cell>
          <table:table-cell table:style-name="Tabela3.A9" office:value-type="string">
            <text:p text:style-name="P71">-</text:p>
          </table:table-cell>
          <table:table-cell table:style-name="Tabela3.A9" office:value-type="string">
            <text:p text:style-name="P71">NOT NULL</text:p>
          </table:table-cell>
          <table:table-cell table:style-name="Tabela3.A9" office:value-type="string">
            <text:p text:style-name="P70">Situação de castração do pet: “S” para castrado e “N” para não cadastrado.</text:p>
          </table:table-cell>
          <table:table-cell table:style-name="Tabela3.F9" office:value-type="string">
            <text:p text:style-name="P46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70">cartao_vacina</text:p>
          </table:table-cell>
          <table:table-cell table:style-name="Tabela3.A8" office:value-type="string">
            <text:p text:style-name="P71">TEXT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70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70">estado_saude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32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comportamento</text:p>
          </table:table-cell>
          <table:table-cell table:style-name="Tabela3.A8" office:value-type="string">
            <text:p text:style-name="P71">VARCHAR</text:p>
          </table:table-cell>
          <table:table-cell table:style-name="Tabela3.A8" office:value-type="string">
            <text:p text:style-name="P71">64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3">id</text:p>
          </table:table-cell>
          <table:table-cell table:style-name="Tabela8.A3" office:value-type="string">
            <text:p text:style-name="P83">INT</text:p>
          </table:table-cell>
          <table:table-cell table:style-name="Tabela8.A3" office:value-type="string">
            <text:p text:style-name="P83">4</text:p>
          </table:table-cell>
          <table:table-cell table:style-name="Tabela8.A3" office:value-type="string">
            <text:p text:style-name="P83">PK, NOT NULL</text:p>
          </table:table-cell>
          <table:table-cell table:style-name="Tabela8.A3" office:value-type="string">
            <text:p text:style-name="P85">Chave primária da tabela.</text:p>
          </table:table-cell>
          <table:table-cell table:style-name="Tabela8.F3" office:value-type="string">
            <text:p text:style-name="P83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3">id_info_servico</text:p>
          </table:table-cell>
          <table:table-cell table:style-name="Tabela8.A4" office:value-type="string">
            <text:p text:style-name="P83">INT</text:p>
          </table:table-cell>
          <table:table-cell table:style-name="Tabela8.A4" office:value-type="string">
            <text:p text:style-name="P83">4</text:p>
          </table:table-cell>
          <table:table-cell table:style-name="Tabela8.A4" office:value-type="string">
            <text:p text:style-name="P83">FK, NOT NULL<text:span text:style-name="T29">, UNIQUE</text:span></text:p>
          </table:table-cell>
          <table:table-cell table:style-name="Tabela8.A4" office:value-type="string">
            <text:p text:style-name="P85">Informações do serviço que foi realizado: info_servico(id)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38">-</text:p>
          </table:table-cell>
        </table:table-row>
        <table:table-row table:style-name="Tabela8.3">
          <table:table-cell table:style-name="Tabela8.A3" office:value-type="string">
            <text:p text:style-name="P76">dt_hr_fim</text:p>
          </table:table-cell>
          <table:table-cell table:style-name="Tabela8.A3" office:value-type="string">
            <text:p text:style-name="P83">DATETIME</text:p>
          </table:table-cell>
          <table:table-cell table:style-name="Tabela8.A3" office:value-type="string">
            <text:p text:style-name="P83">-</text:p>
          </table:table-cell>
          <table:table-cell table:style-name="Tabela8.A3" office:value-type="string">
            <text:p text:style-name="P83">NOT NULL</text:p>
          </table:table-cell>
          <table:table-cell table:style-name="Tabela8.A3" office:value-type="string">
            <text:p text:style-name="P85">Data e hora da finalização serviço.</text:p>
          </table:table-cell>
          <table:table-cell table:style-name="Tabela8.F3" office:value-type="string">
            <text:p text:style-name="P106">-</text:p>
          </table:table-cell>
          <table:table-cell table:style-name="Tabela8.A3" office:value-type="string">
            <text:p text:style-name="P46">-</text:p>
          </table:table-cell>
        </table:table-row>
        <table:table-row table:style-name="Tabela8.3">
          <table:table-cell table:style-name="Tabela8.A4" office:value-type="string">
            <text:p text:style-name="P73">dt_hr_inicio</text:p>
          </table:table-cell>
          <table:table-cell table:style-name="Tabela8.A4" office:value-type="string">
            <text:p text:style-name="P83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6">-</text:p>
          </table:table-cell>
          <table:table-cell table:style-name="Tabela8.A4" office:value-type="string">
            <text:p text:style-name="P85">Data e hora do início do serviço.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28">-</text:p>
          </table:table-cell>
        </table:table-row>
        <table:table-row table:style-name="Tabela8.7">
          <table:table-cell table:style-name="Tabela8.F3" office:value-type="string">
            <text:p text:style-name="P116">valor_servico</text:p>
          </table:table-cell>
          <table:table-cell table:style-name="Tabela8.F3" office:value-type="string">
            <text:p text:style-name="P117">DECIMAL</text:p>
          </table:table-cell>
          <table:table-cell table:style-name="Tabela8.F3" office:value-type="string">
            <text:p text:style-name="P117">(8,2)</text:p>
          </table:table-cell>
          <table:table-cell table:style-name="Tabela8.F3" office:value-type="string">
            <text:p text:style-name="P117">-</text:p>
          </table:table-cell>
          <table:table-cell table:style-name="Tabela8.F3" office:value-type="string">
            <text:p text:style-name="P116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7">-</text:p>
          </table:table-cell>
          <table:table-cell table:style-name="Tabela8.A3" office:value-type="string">
            <text:p text:style-name="P117">-</text:p>
          </table:table-cell>
        </table:table-row>
        <table:table-row table:style-name="Tabela8.3">
          <table:table-cell table:style-name="Tabela8.A8" office:value-type="string">
            <text:p text:style-name="P116">valor_total</text:p>
          </table:table-cell>
          <table:table-cell table:style-name="Tabela8.A8" office:value-type="string">
            <text:p text:style-name="P117">DECIMAL</text:p>
          </table:table-cell>
          <table:table-cell table:style-name="Tabela8.A8" office:value-type="string">
            <text:p text:style-name="P117">(8,2)</text:p>
          </table:table-cell>
          <table:table-cell table:style-name="Tabela8.A8" office:value-type="string">
            <text:p text:style-name="P120">-</text:p>
          </table:table-cell>
          <table:table-cell table:style-name="Tabela8.A8" office:value-type="string">
            <text:p text:style-name="P116">Preço total do serviço cobrado ao cliente.</text:p>
          </table:table-cell>
          <table:table-cell table:style-name="Tabela8.F8" office:value-type="string">
            <text:p text:style-name="P117">-</text:p>
          </table:table-cell>
          <table:table-cell table:style-name="Tabela8.A8" office:value-type="string">
            <text:p text:style-name="P117">-</text:p>
          </table:table-cell>
        </table:table-row>
      </table:table>
      <text:p text:style-name="P123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3">id</text:p>
          </table:table-cell>
          <table:table-cell table:style-name="Tabela9.A3" office:value-type="string">
            <text:p text:style-name="P83">INT</text:p>
          </table:table-cell>
          <table:table-cell table:style-name="Tabela9.A3" office:value-type="string">
            <text:p text:style-name="P83">4</text:p>
          </table:table-cell>
          <table:table-cell table:style-name="Tabela9.A3" office:value-type="string">
            <text:p text:style-name="P83">PK, NOT NULL</text:p>
          </table:table-cell>
          <table:table-cell table:style-name="Tabela9.A3" office:value-type="string">
            <text:p text:style-name="P85">Chave primária da tabela.</text:p>
          </table:table-cell>
          <table:table-cell table:style-name="Tabela9.F3" office:value-type="string">
            <text:p text:style-name="P83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3">id_info_servico</text:p>
          </table:table-cell>
          <table:table-cell table:style-name="Tabela9.A4" office:value-type="string">
            <text:p text:style-name="P88">INT</text:p>
          </table:table-cell>
          <table:table-cell table:style-name="Tabela9.A4" office:value-type="string">
            <text:p text:style-name="P88">4</text:p>
          </table:table-cell>
          <table:table-cell table:style-name="Tabela9.A4" office:value-type="string">
            <text:p text:style-name="P88">FK, NOT NULL, UNIQUE</text:p>
          </table:table-cell>
          <table:table-cell table:style-name="Tabela9.A4" office:value-type="string">
            <text:p text:style-name="P86">Informações do serviço que foi realizado: info_servico(id)</text:p>
          </table:table-cell>
          <table:table-cell table:style-name="Tabela9.F4" office:value-type="string">
            <text:p text:style-name="P46">-</text:p>
          </table:table-cell>
          <table:table-cell table:style-name="Tabela9.A4" office:value-type="string">
            <text:p text:style-name="P38">-</text:p>
          </table:table-cell>
        </table:table-row>
        <table:table-row table:style-name="Tabela9.3">
          <table:table-cell table:style-name="Tabela9.A3" office:value-type="string">
            <text:p text:style-name="P73">dt_hr_marcada</text:p>
          </table:table-cell>
          <table:table-cell table:style-name="Tabela9.A3" office:value-type="string">
            <text:p text:style-name="P88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8">NOT NULL</text:p>
          </table:table-cell>
          <table:table-cell table:style-name="Tabela9.A3" office:value-type="string">
            <text:p text:style-name="P89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6">-</text:p>
          </table:table-cell>
        </table:table-row>
        <table:table-row table:style-name="Tabela9.6">
          <table:table-cell table:style-name="Tabela9.A4" office:value-type="string">
            <text:p text:style-name="P73">estado</text:p>
          </table:table-cell>
          <table:table-cell table:style-name="Tabela9.A4" office:value-type="string">
            <text:p text:style-name="P88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8">NOT NULL</text:p>
          </table:table-cell>
          <table:table-cell table:style-name="Tabela9.A4" office:value-type="string">
            <text:p text:style-name="P89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6">“<text:span text:style-name="T13">criado”</text:span></text:p>
          </table:table-cell>
          <table:table-cell table:style-name="Tabela9.A4" office:value-type="string">
            <text:p text:style-name="P88">“criado” || “preparado” || “pendente” || “concluido” || “cancelado”</text:p>
          </table:table-cell>
        </table:table-row>
        <text:soft-page-break/>
        <table:table-row table:style-name="Tabela9.3">
          <table:table-cell table:style-name="Tabela9.A3" office:value-type="string">
            <text:p text:style-name="P73">id_pacote_agend</text:p>
          </table:table-cell>
          <table:table-cell table:style-name="Tabela9.A3" office:value-type="string">
            <text:p text:style-name="P88">INT</text:p>
          </table:table-cell>
          <table:table-cell table:style-name="Tabela9.A3" office:value-type="string">
            <text:p text:style-name="P88">4</text:p>
          </table:table-cell>
          <table:table-cell table:style-name="Tabela9.A3" office:value-type="string">
            <text:p text:style-name="P88">FK</text:p>
          </table:table-cell>
          <table:table-cell table:style-name="Tabela9.A3" office:value-type="string">
            <text:p text:style-name="P89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6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3">id_servico_realizado</text:p>
          </table:table-cell>
          <table:table-cell table:style-name="Tabela9.A8" office:value-type="string">
            <text:p text:style-name="P88">INT</text:p>
          </table:table-cell>
          <table:table-cell table:style-name="Tabela9.A8" office:value-type="string">
            <text:p text:style-name="P88">4</text:p>
          </table:table-cell>
          <table:table-cell table:style-name="Tabela9.A8" office:value-type="string">
            <text:p text:style-name="P88">FK, UNIQUE</text:p>
          </table:table-cell>
          <table:table-cell table:style-name="Tabela9.A8" office:value-type="string">
            <text:p text:style-name="P89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6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6">valor_servico</text:p>
          </table:table-cell>
          <table:table-cell table:style-name="Tabela9.F3" office:value-type="string">
            <text:p text:style-name="P117">DECIMAL</text:p>
          </table:table-cell>
          <table:table-cell table:style-name="Tabela9.F3" office:value-type="string">
            <text:p text:style-name="P117">(8,2)</text:p>
          </table:table-cell>
          <table:table-cell table:style-name="Tabela9.F3" office:value-type="string">
            <text:p text:style-name="P117">-</text:p>
          </table:table-cell>
          <table:table-cell table:style-name="Tabela9.F3" office:value-type="string">
            <text:p text:style-name="P116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7">-</text:p>
          </table:table-cell>
          <table:table-cell table:style-name="Tabela9.A3" office:value-type="string">
            <text:p text:style-name="P117">-</text:p>
          </table:table-cell>
        </table:table-row>
        <table:table-row table:style-name="Tabela9.9">
          <table:table-cell table:style-name="Tabela9.F8" office:value-type="string">
            <text:p text:style-name="P78">valor_total</text:p>
          </table:table-cell>
          <table:table-cell table:style-name="Tabela9.F8" office:value-type="string">
            <text:p text:style-name="P75">DECIMAL</text:p>
          </table:table-cell>
          <table:table-cell table:style-name="Tabela9.F8" office:value-type="string">
            <text:p text:style-name="P75">(8,2)</text:p>
          </table:table-cell>
          <table:table-cell table:style-name="Tabela9.F8" office:value-type="string">
            <text:p text:style-name="P120">-</text:p>
          </table:table-cell>
          <table:table-cell table:style-name="Tabela9.F8" office:value-type="string">
            <text:p text:style-name="P78">Preço total do serviço agendado a ser cobrado ao cliente.</text:p>
          </table:table-cell>
          <table:table-cell table:style-name="Tabela9.F8" office:value-type="string">
            <text:p text:style-name="P75">-</text:p>
          </table:table-cell>
          <table:table-cell table:style-name="Tabela9.A8" office:value-type="string">
            <text:p text:style-name="P75">-</text:p>
          </table:table-cell>
        </table:table-row>
      </table:table>
      <text:p text:style-name="P132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3">id</text:p>
          </table:table-cell>
          <table:table-cell table:style-name="Tabela10.A3" office:value-type="string">
            <text:p text:style-name="P83">INT</text:p>
          </table:table-cell>
          <table:table-cell table:style-name="Tabela10.A3" office:value-type="string">
            <text:p text:style-name="P83">4</text:p>
          </table:table-cell>
          <table:table-cell table:style-name="Tabela10.A3" office:value-type="string">
            <text:p text:style-name="P83">PK, NOT NULL</text:p>
          </table:table-cell>
          <table:table-cell table:style-name="Tabela10.A3" office:value-type="string">
            <text:p text:style-name="P85">Chave primária da tabela.</text:p>
          </table:table-cell>
          <table:table-cell table:style-name="Tabela10.F3" office:value-type="string">
            <text:p text:style-name="P83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14">id_servico_oferecido</text:p>
          </table:table-cell>
          <table:table-cell table:style-name="Tabela10.A4" office:value-type="string">
            <text:p text:style-name="P115">INT</text:p>
          </table:table-cell>
          <table:table-cell table:style-name="Tabela10.A4" office:value-type="string">
            <text:p text:style-name="P115">4</text:p>
          </table:table-cell>
          <table:table-cell table:style-name="Tabela10.A4" office:value-type="string">
            <text:p text:style-name="P115">FK, NOT NULL</text:p>
          </table:table-cell>
          <table:table-cell table:style-name="Tabela10.A4" office:value-type="string">
            <text:p text:style-name="P114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5">-</text:p>
          </table:table-cell>
          <table:table-cell table:style-name="Tabela10.A4" office:value-type="string">
            <text:p text:style-name="P115">-</text:p>
          </table:table-cell>
        </table:table-row>
        <table:table-row table:style-name="Tabela10.3">
          <table:table-cell table:style-name="Tabela10.A3" office:value-type="string">
            <text:p text:style-name="P79">id_funcionario</text:p>
          </table:table-cell>
          <table:table-cell table:style-name="Tabela10.A3" office:value-type="string">
            <text:p text:style-name="P90">INT</text:p>
          </table:table-cell>
          <table:table-cell table:style-name="Tabela10.A3" office:value-type="string">
            <text:p text:style-name="P90">4</text:p>
          </table:table-cell>
          <table:table-cell table:style-name="Tabela10.A3" office:value-type="string">
            <text:p text:style-name="P90">FK</text:p>
          </table:table-cell>
          <table:table-cell table:style-name="Tabela10.A3" office:value-type="string">
            <text:p text:style-name="P91">Funcionário atribuído para a execução do serviço: funcionario(id)</text:p>
          </table:table-cell>
          <table:table-cell table:style-name="Tabela10.F3" office:value-type="string">
            <text:p text:style-name="P46">-</text:p>
          </table:table-cell>
          <table:table-cell table:style-name="Tabela10.A3" office:value-type="string">
            <text:p text:style-name="P38">-</text:p>
          </table:table-cell>
        </table:table-row>
        <table:table-row table:style-name="Tabela10.6">
          <table:table-cell table:style-name="Tabela10.A6" office:value-type="string">
            <text:p text:style-name="P79">observacoes</text:p>
          </table:table-cell>
          <table:table-cell table:style-name="Tabela10.A6" office:value-type="string">
            <text:p text:style-name="P90">VARCHAR</text:p>
          </table:table-cell>
          <table:table-cell table:style-name="Tabela10.A6" office:value-type="string">
            <text:p text:style-name="P90">250</text:p>
          </table:table-cell>
          <table:table-cell table:style-name="Tabela10.A6" office:value-type="string">
            <text:p text:style-name="P46">-</text:p>
          </table:table-cell>
          <table:table-cell table:style-name="Tabela10.A6" office:value-type="string">
            <text:p text:style-name="P91">Observações a respeito do serviço.</text:p>
          </table:table-cell>
          <table:table-cell table:style-name="Tabela10.A6" office:value-type="string">
            <text:p text:style-name="P46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3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80">id_info_servico</text:p>
          </table:table-cell>
          <table:table-cell table:style-name="Tabela14.A3" office:value-type="string">
            <text:p text:style-name="P90">INT</text:p>
          </table:table-cell>
          <table:table-cell table:style-name="Tabela14.A3" office:value-type="string">
            <text:p text:style-name="P90">4</text:p>
          </table:table-cell>
          <table:table-cell table:style-name="Tabela14.A3" office:value-type="string">
            <text:p text:style-name="P90">PK, FK, NOT NULL<text:span text:style-name="T30">, UNIQUE</text:span></text:p>
          </table:table-cell>
          <table:table-cell table:style-name="Tabela14.A3" office:value-type="string">
            <text:p text:style-name="P91">Endereço usado nas informações do serviço.</text:p>
          </table:table-cell>
          <table:table-cell table:style-name="Tabela14.F3" office:value-type="string">
            <text:p text:style-name="P39">-</text:p>
          </table:table-cell>
          <table:table-cell table:style-name="Tabela14.A3" office:value-type="string">
            <text:p text:style-name="P29">-</text:p>
          </table:table-cell>
        </table:table-row>
        <text:soft-page-break/>
        <table:table-row table:style-name="Tabela14.4">
          <table:table-cell table:style-name="Tabela14.A4" office:value-type="string">
            <text:p text:style-name="P80">tipo</text:p>
          </table:table-cell>
          <table:table-cell table:style-name="Tabela14.A4" office:value-type="string">
            <text:p text:style-name="P90">ENUM</text:p>
          </table:table-cell>
          <table:table-cell table:style-name="Tabela14.A4" office:value-type="string">
            <text:p text:style-name="P72">-</text:p>
          </table:table-cell>
          <table:table-cell table:style-name="Tabela14.A4" office:value-type="string">
            <text:p text:style-name="P90">NOT NULL<text:span text:style-name="T30">, UNIQUE</text:span></text:p>
          </table:table-cell>
          <table:table-cell table:style-name="Tabela14.A4" office:value-type="string">
            <text:p text:style-name="P91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7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9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61">logradou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128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2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5">-</text:p>
          </table:table-cell>
          <table:table-cell table:style-name="Tabela14.A3" office:value-type="string">
            <text:p text:style-name="P64">-</text:p>
          </table:table-cell>
        </table:table-row>
        <table:table-row table:style-name="Tabela14.6">
          <table:table-cell table:style-name="Tabela14.A4" office:value-type="string">
            <text:p text:style-name="P61">numero</text:p>
          </table:table-cell>
          <table:table-cell table:style-name="Tabela14.A4" office:value-type="string">
            <text:p text:style-name="P64">VARCHAR</text:p>
          </table:table-cell>
          <table:table-cell table:style-name="Tabela14.A4" office:value-type="string">
            <text:p text:style-name="P64">16</text:p>
          </table:table-cell>
          <table:table-cell table:style-name="Tabela14.A4" office:value-type="string">
            <text:p text:style-name="P64">NOT NULL</text:p>
          </table:table-cell>
          <table:table-cell table:style-name="Tabela14.A4" office:value-type="string">
            <text:p text:style-name="P62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5">-</text:p>
          </table:table-cell>
          <table:table-cell table:style-name="Tabela14.A4" office:value-type="string">
            <text:p text:style-name="P64">-</text:p>
          </table:table-cell>
        </table:table-row>
        <table:table-row table:style-name="Tabela14.3">
          <table:table-cell table:style-name="Tabela14.A3" office:value-type="string">
            <text:p text:style-name="P61">bair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64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6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5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61">cidade</text:p>
          </table:table-cell>
          <table:table-cell table:style-name="Tabela14.A8" office:value-type="string">
            <text:p text:style-name="P64">VARCHAR</text:p>
          </table:table-cell>
          <table:table-cell table:style-name="Tabela14.A8" office:value-type="string">
            <text:p text:style-name="P64">64</text:p>
          </table:table-cell>
          <table:table-cell table:style-name="Tabela14.A8" office:value-type="string">
            <text:p text:style-name="P64">NOT NULL</text:p>
          </table:table-cell>
          <table:table-cell table:style-name="Tabela14.A8" office:value-type="string">
            <text:p text:style-name="P68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5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61">estado</text:p>
          </table:table-cell>
          <table:table-cell table:style-name="Tabela14.A9" office:value-type="string">
            <text:p text:style-name="P64">CHAR</text:p>
          </table:table-cell>
          <table:table-cell table:style-name="Tabela14.A9" office:value-type="string">
            <text:p text:style-name="P64">2</text:p>
          </table:table-cell>
          <table:table-cell table:style-name="Tabela14.A9" office:value-type="string">
            <text:p text:style-name="P64">NOT NULL</text:p>
          </table:table-cell>
          <table:table-cell table:style-name="Tabela14.A9" office:value-type="string">
            <text:p text:style-name="P68">Sigla da unidade federativa da <text:span text:style-name="T14">localidade do pet</text:span>.</text:p>
          </table:table-cell>
          <table:table-cell table:style-name="Tabela14.F9" office:value-type="string">
            <text:p text:style-name="P45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3">id</text:p>
          </table:table-cell>
          <table:table-cell table:style-name="Tabela15.A3" office:value-type="string">
            <text:p text:style-name="P83">INT</text:p>
          </table:table-cell>
          <table:table-cell table:style-name="Tabela15.A3" office:value-type="string">
            <text:p text:style-name="P83">4</text:p>
          </table:table-cell>
          <table:table-cell table:style-name="Tabela15.A3" office:value-type="string">
            <text:p text:style-name="P83">PK, NOT NULL</text:p>
          </table:table-cell>
          <table:table-cell table:style-name="Tabela15.A3" office:value-type="string">
            <text:p text:style-name="P85">Chave primária da tabela.</text:p>
          </table:table-cell>
          <table:table-cell table:style-name="Tabela15.F3" office:value-type="string">
            <text:p text:style-name="P83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80">id_pet</text:p>
          </table:table-cell>
          <table:table-cell table:style-name="Tabela15.A4" office:value-type="string">
            <text:p text:style-name="P90">INT</text:p>
          </table:table-cell>
          <table:table-cell table:style-name="Tabela15.A4" office:value-type="string">
            <text:p text:style-name="P90">4</text:p>
          </table:table-cell>
          <table:table-cell table:style-name="Tabela15.A4" office:value-type="string">
            <text:p text:style-name="P90">FK, NOT NULL<text:span text:style-name="T30">, UNIQUE</text:span></text:p>
          </table:table-cell>
          <table:table-cell table:style-name="Tabela15.A4" office:value-type="string">
            <text:p text:style-name="P91">Pet participante do serviço: pet(id)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39">-</text:p>
          </table:table-cell>
        </table:table-row>
        <table:table-row table:style-name="Tabela15.5">
          <table:table-cell table:style-name="Tabela15.A3" office:value-type="string">
            <text:p text:style-name="P80">id_info_servico</text:p>
          </table:table-cell>
          <table:table-cell table:style-name="Tabela15.A3" office:value-type="string">
            <text:p text:style-name="P90">INT</text:p>
          </table:table-cell>
          <table:table-cell table:style-name="Tabela15.A3" office:value-type="string">
            <text:p text:style-name="P90">4</text:p>
          </table:table-cell>
          <table:table-cell table:style-name="Tabela15.A3" office:value-type="string">
            <text:p text:style-name="P90">FK, NOT NULL<text:span text:style-name="T30">, UNIQUE</text:span></text:p>
          </table:table-cell>
          <table:table-cell table:style-name="Tabela15.A3" office:value-type="string">
            <text:p text:style-name="P91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7">-</text:p>
          </table:table-cell>
        </table:table-row>
        <table:table-row table:style-name="Tabela15.3">
          <table:table-cell table:style-name="Tabela15.A4" office:value-type="string">
            <text:p text:style-name="P80">instrucao_alimentacao</text:p>
          </table:table-cell>
          <table:table-cell table:style-name="Tabela15.A4" office:value-type="string">
            <text:p text:style-name="P90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7">-</text:p>
          </table:table-cell>
          <table:table-cell table:style-name="Tabela15.A4" office:value-type="string">
            <text:p text:style-name="P91">Instruções de alimentação para o pet.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8">preco_pet</text:p>
          </table:table-cell>
          <table:table-cell table:style-name="Tabela15.F3" office:value-type="string">
            <text:p text:style-name="P119">DECIMAL</text:p>
          </table:table-cell>
          <table:table-cell table:style-name="Tabela15.F3" office:value-type="string">
            <text:p text:style-name="P119">(<text:span text:style-name="T28">8</text:span>,2)</text:p>
          </table:table-cell>
          <table:table-cell table:style-name="Tabela15.F3" office:value-type="string">
            <text:p text:style-name="P119">-</text:p>
          </table:table-cell>
          <table:table-cell table:style-name="Tabela15.F3" office:value-type="string">
            <text:p text:style-name="P118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9">-</text:p>
          </table:table-cell>
          <table:table-cell table:style-name="Tabela15.A3" office:value-type="string">
            <text:p text:style-name="P119">-</text:p>
          </table:table-cell>
        </table:table-row>
      </table:table>
      <text:p text:style-name="P125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12">id</text:p>
          </table:table-cell>
          <table:table-cell table:style-name="Tabela16.A3" office:value-type="string">
            <text:p text:style-name="P113">INT</text:p>
          </table:table-cell>
          <table:table-cell table:style-name="Tabela16.A3" office:value-type="string">
            <text:p text:style-name="P113">4</text:p>
          </table:table-cell>
          <table:table-cell table:style-name="Tabela16.A3" office:value-type="string">
            <text:p text:style-name="P113">PK, NOT NULL</text:p>
          </table:table-cell>
          <table:table-cell table:style-name="Tabela16.A3" office:value-type="string">
            <text:p text:style-name="P112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13">AUTO_INCREMENT</text:p>
          </table:table-cell>
          <table:table-cell table:style-name="Tabela16.A3" office:value-type="string">
            <text:p text:style-name="P113">-</text:p>
          </table:table-cell>
        </table:table-row>
        <table:table-row table:style-name="Tabela16.4">
          <table:table-cell table:style-name="Tabela16.A4" office:value-type="string">
            <text:p text:style-name="P80">id_pet_servico</text:p>
          </table:table-cell>
          <table:table-cell table:style-name="Tabela16.A4" office:value-type="string">
            <text:p text:style-name="P92">INT</text:p>
          </table:table-cell>
          <table:table-cell table:style-name="Tabela16.A4" office:value-type="string">
            <text:p text:style-name="P92">4</text:p>
          </table:table-cell>
          <table:table-cell table:style-name="Tabela16.A4" office:value-type="string">
            <text:p text:style-name="P92">FK, NOT NULL<text:span text:style-name="T29">, UNIQUE</text:span></text:p>
          </table:table-cell>
          <table:table-cell table:style-name="Tabela16.A4" office:value-type="string">
            <text:p text:style-name="P93">Pet a receber o remédio: pet_servico(id)</text:p>
          </table:table-cell>
          <table:table-cell table:style-name="Tabela16.F4" office:value-type="string">
            <text:p text:style-name="P39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80">nome</text:p>
          </table:table-cell>
          <table:table-cell table:style-name="Tabela16.A3" office:value-type="string">
            <text:p text:style-name="P92">VARCHAR</text:p>
          </table:table-cell>
          <table:table-cell table:style-name="Tabela16.A3" office:value-type="string">
            <text:p text:style-name="P92">128</text:p>
          </table:table-cell>
          <table:table-cell table:style-name="Tabela16.A3" office:value-type="string">
            <text:p text:style-name="P92">NOT NULL<text:span text:style-name="T29">, UNIQUE</text:span></text:p>
          </table:table-cell>
          <table:table-cell table:style-name="Tabela16.A3" office:value-type="string">
            <text:p text:style-name="P93">Nome ou identificação do remédio a ser administrado.</text:p>
          </table:table-cell>
          <table:table-cell table:style-name="Tabela16.F3" office:value-type="string">
            <text:p text:style-name="P47">-</text:p>
          </table:table-cell>
          <table:table-cell table:style-name="Tabela16.A3" office:value-type="string">
            <text:p text:style-name="P39">-</text:p>
          </table:table-cell>
        </table:table-row>
        <table:table-row table:style-name="Tabela16.6">
          <table:table-cell table:style-name="Tabela16.F4" office:value-type="string">
            <text:p text:style-name="P80">instrucao</text:p>
          </table:table-cell>
          <table:table-cell table:style-name="Tabela16.F4" office:value-type="string">
            <text:p text:style-name="P92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2">NOT NULL</text:p>
          </table:table-cell>
          <table:table-cell table:style-name="Tabela16.F4" office:value-type="string">
            <text:p text:style-name="P93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7">-</text:p>
          </table:table-cell>
        </table:table-row>
      </table:table>
      <text:p text:style-name="P12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3">id</text:p>
          </table:table-cell>
          <table:table-cell table:style-name="Tabela17.A3" office:value-type="string">
            <text:p text:style-name="P83">INT</text:p>
          </table:table-cell>
          <table:table-cell table:style-name="Tabela17.A3" office:value-type="string">
            <text:p text:style-name="P83">4</text:p>
          </table:table-cell>
          <table:table-cell table:style-name="Tabela17.A3" office:value-type="string">
            <text:p text:style-name="P83">PK, NOT NULL</text:p>
          </table:table-cell>
          <table:table-cell table:style-name="Tabela17.A3" office:value-type="string">
            <text:p text:style-name="P85">Chave primária da tabela.</text:p>
          </table:table-cell>
          <table:table-cell table:style-name="Tabela17.F3" office:value-type="string">
            <text:p text:style-name="P83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81">id_servico_oferecido</text:p>
          </table:table-cell>
          <table:table-cell table:style-name="Tabela17.A4" office:value-type="string">
            <text:p text:style-name="P94">INT</text:p>
          </table:table-cell>
          <table:table-cell table:style-name="Tabela17.A4" office:value-type="string">
            <text:p text:style-name="P94">4</text:p>
          </table:table-cell>
          <table:table-cell table:style-name="Tabela17.A4" office:value-type="string">
            <text:p text:style-name="P94">FK, NOT NULL</text:p>
          </table:table-cell>
          <table:table-cell table:style-name="Tabela17.A4" office:value-type="string">
            <text:p text:style-name="P95">Serviço contratado para o pacote de agendamentos: servico_oferecido(id)</text:p>
          </table:table-cell>
          <table:table-cell table:style-name="Tabela17.F4" office:value-type="string">
            <text:p text:style-name="P47">-</text:p>
          </table:table-cell>
          <table:table-cell table:style-name="Tabela17.A4" office:value-type="string">
            <text:p text:style-name="P39">-</text:p>
          </table:table-cell>
        </table:table-row>
        <text:soft-page-break/>
        <table:table-row table:style-name="Tabela17.5">
          <table:table-cell table:style-name="Tabela17.A3" office:value-type="string">
            <text:p text:style-name="P81">frequencia</text:p>
          </table:table-cell>
          <table:table-cell table:style-name="Tabela17.A3" office:value-type="string">
            <text:p text:style-name="P94">ENUM</text:p>
          </table:table-cell>
          <table:table-cell table:style-name="Tabela17.A3" office:value-type="string">
            <text:p text:style-name="P47">-</text:p>
          </table:table-cell>
          <table:table-cell table:style-name="Tabela17.A3" office:value-type="string">
            <text:p text:style-name="P94">NOT NULL</text:p>
          </table:table-cell>
          <table:table-cell table:style-name="Tabela17.A3" office:value-type="string">
            <text:p text:style-name="P95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7">-</text:p>
          </table:table-cell>
          <table:table-cell table:style-name="Tabela17.A3" office:value-type="string">
            <text:p text:style-name="P29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81">estado</text:p>
          </table:table-cell>
          <table:table-cell table:style-name="Tabela17.A6" office:value-type="string">
            <text:p text:style-name="P96">ENUM</text:p>
          </table:table-cell>
          <table:table-cell table:style-name="Tabela17.A6" office:value-type="string">
            <text:p text:style-name="P47">-</text:p>
          </table:table-cell>
          <table:table-cell table:style-name="Tabela17.A6" office:value-type="string">
            <text:p text:style-name="P96">NOT NULL</text:p>
          </table:table-cell>
          <table:table-cell table:style-name="Tabela17.A6" office:value-type="string">
            <text:p text:style-name="P97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7">“<text:span text:style-name="T16">ativo”</text:span></text:p>
          </table:table-cell>
          <table:table-cell table:style-name="Tabela17.A6" office:value-type="string">
            <text:p text:style-name="P29">“<text:span text:style-name="T16">ativo” || “concluido” || “cancelado”</text:span></text:p>
          </table:table-cell>
        </table:table-row>
      </table:table>
      <text:p text:style-name="P125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81">id_pacote_agend</text:p>
          </table:table-cell>
          <table:table-cell table:style-name="Tabela18.A3" office:value-type="string">
            <text:p text:style-name="P98">INT</text:p>
          </table:table-cell>
          <table:table-cell table:style-name="Tabela18.A3" office:value-type="string">
            <text:p text:style-name="P98">4</text:p>
          </table:table-cell>
          <table:table-cell table:style-name="Tabela18.A3" office:value-type="string">
            <text:p text:style-name="P98">FK, NOT NULL</text:p>
          </table:table-cell>
          <table:table-cell table:style-name="Tabela18.A3" office:value-type="string">
            <text:p text:style-name="P99">Pacote de agendamentos que o dia se refere: pacote_agend(id)</text:p>
          </table:table-cell>
          <table:table-cell table:style-name="Tabela18.F3" office:value-type="string">
            <text:p text:style-name="P39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81">id_dia_pacote</text:p>
          </table:table-cell>
          <table:table-cell table:style-name="Tabela18.A4" office:value-type="string">
            <text:p text:style-name="P98">INT</text:p>
          </table:table-cell>
          <table:table-cell table:style-name="Tabela18.A4" office:value-type="string">
            <text:p text:style-name="P98">4</text:p>
          </table:table-cell>
          <table:table-cell table:style-name="Tabela18.A4" office:value-type="string">
            <text:p text:style-name="P98">PK, NOT NULL</text:p>
          </table:table-cell>
          <table:table-cell table:style-name="Tabela18.A4" office:value-type="string">
            <text:p text:style-name="P99">Chave primária da tabela.</text:p>
          </table:table-cell>
          <table:table-cell table:style-name="Tabela18.F4" office:value-type="string">
            <text:p text:style-name="P98">AUTO_INCREMENT</text:p>
          </table:table-cell>
          <table:table-cell table:style-name="Tabela18.A4" office:value-type="string">
            <text:p text:style-name="P39">-</text:p>
          </table:table-cell>
        </table:table-row>
        <table:table-row table:style-name="Tabela18.3">
          <table:table-cell table:style-name="Tabela18.A3" office:value-type="string">
            <text:p text:style-name="P81">dia</text:p>
          </table:table-cell>
          <table:table-cell table:style-name="Tabela18.A3" office:value-type="string">
            <text:p text:style-name="P98">INT</text:p>
          </table:table-cell>
          <table:table-cell table:style-name="Tabela18.A3" office:value-type="string">
            <text:p text:style-name="P98">4</text:p>
          </table:table-cell>
          <table:table-cell table:style-name="Tabela18.A3" office:value-type="string">
            <text:p text:style-name="P98">NOT NULL</text:p>
          </table:table-cell>
          <table:table-cell table:style-name="Tabela18.A3" office:value-type="string">
            <text:p text:style-name="P99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 ou dia do mês (1 até 31)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7">-</text:p>
          </table:table-cell>
        </table:table-row>
        <table:table-row table:style-name="Tabela18.6">
          <table:table-cell table:style-name="Tabela18.F4" office:value-type="string">
            <text:p text:style-name="P100">semana</text:p>
          </table:table-cell>
          <table:table-cell table:style-name="Tabela18.F4" office:value-type="string">
            <text:p text:style-name="P101">INT</text:p>
          </table:table-cell>
          <table:table-cell table:style-name="Tabela18.F4" office:value-type="string">
            <text:p text:style-name="P101">4</text:p>
          </table:table-cell>
          <table:table-cell table:style-name="Tabela18.F4" office:value-type="string">
            <text:p text:style-name="P31">-</text:p>
          </table:table-cell>
          <table:table-cell table:style-name="Tabela18.F4" office:value-type="string">
            <text:p text:style-name="P102">Indica qual semana do mês a coluna dia se refere, para frequências de “mensal_semana_dia”.</text:p>
          </table:table-cell>
          <table:table-cell table:style-name="Tabela18.F4" office:value-type="string">
            <text:p text:style-name="P31">-</text:p>
          </table:table-cell>
          <table:table-cell table:style-name="Tabela18.A4" office:value-type="string">
            <text:p text:style-name="P31">-</text:p>
          </table:table-cell>
        </table:table-row>
      </table:table>
      <text:p text:style-name="P125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ext:soft-page-break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82">id_pacote_agend</text:p>
          </table:table-cell>
          <table:table-cell table:style-name="Tabela19.A3" office:value-type="string">
            <text:p text:style-name="P103">INT</text:p>
          </table:table-cell>
          <table:table-cell table:style-name="Tabela19.A3" office:value-type="string">
            <text:p text:style-name="P103">4</text:p>
          </table:table-cell>
          <table:table-cell table:style-name="Tabela19.A3" office:value-type="string">
            <text:p text:style-name="P103">PK, FK, NOT NULL</text:p>
          </table:table-cell>
          <table:table-cell table:style-name="Tabela19.A3" office:value-type="string">
            <text:p text:style-name="P104">Chave estrangeira: pacote_agend(id)</text:p>
          </table:table-cell>
          <table:table-cell table:style-name="Tabela19.F3" office:value-type="string">
            <text:p text:style-name="P40">-</text:p>
          </table:table-cell>
          <table:table-cell table:style-name="Tabela19.A3" office:value-type="string">
            <text:p text:style-name="P30">-</text:p>
          </table:table-cell>
        </table:table-row>
        <table:table-row table:style-name="Tabela19.4">
          <table:table-cell table:style-name="Tabela19.A4" office:value-type="string">
            <text:p text:style-name="P82">id_pet</text:p>
          </table:table-cell>
          <table:table-cell table:style-name="Tabela19.A4" office:value-type="string">
            <text:p text:style-name="P103">INT</text:p>
          </table:table-cell>
          <table:table-cell table:style-name="Tabela19.A4" office:value-type="string">
            <text:p text:style-name="P103">4</text:p>
          </table:table-cell>
          <table:table-cell table:style-name="Tabela19.A4" office:value-type="string">
            <text:p text:style-name="P103">FK, NOT NULL</text:p>
          </table:table-cell>
          <table:table-cell table:style-name="Tabela19.A4" office:value-type="string">
            <text:p text:style-name="P104">Chave estrangeira do pet participante do agendamento: pet(id)</text:p>
          </table:table-cell>
          <table:table-cell table:style-name="Tabela19.F4" office:value-type="string">
            <text:p text:style-name="P48"/>
          </table:table-cell>
          <table:table-cell table:style-name="Tabela19.A4" office:value-type="string">
            <text:p text:style-name="P40"/>
          </table:table-cell>
        </table:table-row>
      </table:table>
      <text:p text:style-name="P12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3">id</text:p>
          </table:table-cell>
          <table:table-cell table:style-name="Tabela20.A3" office:value-type="string">
            <text:p text:style-name="P83">INT</text:p>
          </table:table-cell>
          <table:table-cell table:style-name="Tabela20.A3" office:value-type="string">
            <text:p text:style-name="P83">4</text:p>
          </table:table-cell>
          <table:table-cell table:style-name="Tabela20.A3" office:value-type="string">
            <text:p text:style-name="P83">PK, NOT NULL</text:p>
          </table:table-cell>
          <table:table-cell table:style-name="Tabela20.A3" office:value-type="string">
            <text:p text:style-name="P85">Chave primária da tabela.</text:p>
          </table:table-cell>
          <table:table-cell table:style-name="Tabela20.F3" office:value-type="string">
            <text:p text:style-name="P83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2">id_servico_realizado</text:p>
          </table:table-cell>
          <table:table-cell table:style-name="Tabela20.A4" office:value-type="string">
            <text:p text:style-name="P107">INT</text:p>
          </table:table-cell>
          <table:table-cell table:style-name="Tabela20.A4" office:value-type="string">
            <text:p text:style-name="P107">4</text:p>
          </table:table-cell>
          <table:table-cell table:style-name="Tabela20.A4" office:value-type="string">
            <text:p text:style-name="P107">FK, NOT NULL</text:p>
          </table:table-cell>
          <table:table-cell table:style-name="Tabela20.A4" office:value-type="string">
            <text:p text:style-name="P108">Identifica em qual serviço realizado o incidente ocorreu: servico_realizado(id)</text:p>
          </table:table-cell>
          <table:table-cell table:style-name="Tabela20.F4" office:value-type="string">
            <text:p text:style-name="P107">-</text:p>
          </table:table-cell>
          <table:table-cell table:style-name="Tabela20.A4" office:value-type="string">
            <text:p text:style-name="P107">-</text:p>
          </table:table-cell>
        </table:table-row>
        <table:table-row table:style-name="Tabela20.3">
          <table:table-cell table:style-name="Tabela20.A3" office:value-type="string">
            <text:p text:style-name="P82">tipo</text:p>
          </table:table-cell>
          <table:table-cell table:style-name="Tabela20.A3" office:value-type="string">
            <text:p text:style-name="P107">ENUM</text:p>
          </table:table-cell>
          <table:table-cell table:style-name="Tabela20.A3" office:value-type="string">
            <text:p text:style-name="P107">-</text:p>
          </table:table-cell>
          <table:table-cell table:style-name="Tabela20.A3" office:value-type="string">
            <text:p text:style-name="P107">NOT NULL</text:p>
          </table:table-cell>
          <table:table-cell table:style-name="Tabela20.A3" office:value-type="string">
            <text:p text:style-name="P127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7">-</text:p>
          </table:table-cell>
          <table:table-cell table:style-name="Tabela20.A3" office:value-type="string">
            <text:p text:style-name="P127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7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2">dt_hr_ocorrido</text:p>
          </table:table-cell>
          <table:table-cell table:style-name="Tabela20.A4" office:value-type="string">
            <text:p text:style-name="P109">DATETIME</text:p>
          </table:table-cell>
          <table:table-cell table:style-name="Tabela20.A4" office:value-type="string">
            <text:p text:style-name="P109">-</text:p>
          </table:table-cell>
          <table:table-cell table:style-name="Tabela20.A4" office:value-type="string">
            <text:p text:style-name="P109">NOT NULL</text:p>
          </table:table-cell>
          <table:table-cell table:style-name="Tabela20.A4" office:value-type="string">
            <text:p text:style-name="P110">Data e hora que o incidente ocorreu.</text:p>
          </table:table-cell>
          <table:table-cell table:style-name="Tabela20.F4" office:value-type="string">
            <text:p text:style-name="P109">-</text:p>
          </table:table-cell>
          <table:table-cell table:style-name="Tabela20.A4" office:value-type="string">
            <text:p text:style-name="P109">-</text:p>
          </table:table-cell>
        </table:table-row>
        <table:table-row table:style-name="Tabela20.3">
          <table:table-cell table:style-name="Tabela20.A3" office:value-type="string">
            <text:p text:style-name="P82">relato</text:p>
          </table:table-cell>
          <table:table-cell table:style-name="Tabela20.A3" office:value-type="string">
            <text:p text:style-name="P109">TEXT</text:p>
          </table:table-cell>
          <table:table-cell table:style-name="Tabela20.A3" office:value-type="string">
            <text:p text:style-name="P109">-</text:p>
          </table:table-cell>
          <table:table-cell table:style-name="Tabela20.A3" office:value-type="string">
            <text:p text:style-name="P109">NOT NULL</text:p>
          </table:table-cell>
          <table:table-cell table:style-name="Tabela20.A3" office:value-type="string">
            <text:p text:style-name="P110">Relato do incidente.</text:p>
          </table:table-cell>
          <table:table-cell table:style-name="Tabela20.F3" office:value-type="string">
            <text:p text:style-name="P109">-</text:p>
          </table:table-cell>
          <table:table-cell table:style-name="Tabela20.A3" office:value-type="string">
            <text:p text:style-name="P109">-</text:p>
          </table:table-cell>
        </table:table-row>
        <table:table-row table:style-name="Tabela20.3">
          <table:table-cell table:style-name="Tabela20.A8" office:value-type="string">
            <text:p text:style-name="P82">medida_tomada</text:p>
          </table:table-cell>
          <table:table-cell table:style-name="Tabela20.A8" office:value-type="string">
            <text:p text:style-name="P109">TEXT</text:p>
          </table:table-cell>
          <table:table-cell table:style-name="Tabela20.A8" office:value-type="string">
            <text:p text:style-name="P109">-</text:p>
          </table:table-cell>
          <table:table-cell table:style-name="Tabela20.A8" office:value-type="string">
            <text:p text:style-name="P109">-</text:p>
          </table:table-cell>
          <table:table-cell table:style-name="Tabela20.A8" office:value-type="string">
            <text:p text:style-name="P110">Medidas tomadas pelo funcionário.</text:p>
          </table:table-cell>
          <table:table-cell table:style-name="Tabela20.F8" office:value-type="string">
            <text:p text:style-name="P109">-</text:p>
          </table:table-cell>
          <table:table-cell table:style-name="Tabela20.A8" office:value-type="string">
            <text:p text:style-name="P109">-</text:p>
          </table:table-cell>
        </table:table-row>
      </table:table>
      <text:p text:style-name="P1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7">id</text:p>
          </table:table-cell>
          <table:table-cell table:style-name="Table1.A3" office:value-type="string">
            <text:p text:style-name="P84">INT</text:p>
          </table:table-cell>
          <table:table-cell table:style-name="Table1.A3" office:value-type="string">
            <text:p text:style-name="P84">4</text:p>
          </table:table-cell>
          <table:table-cell table:style-name="Table1.A3" office:value-type="string">
            <text:p text:style-name="P84">PK, NOT NULL</text:p>
          </table:table-cell>
          <table:table-cell table:style-name="Table1.A3" office:value-type="string">
            <text:p text:style-name="P87">Chave primária da tabela.</text:p>
          </table:table-cell>
          <table:table-cell table:style-name="Table1.F3" office:value-type="string">
            <text:p text:style-name="P84">AUTO_INCREMENT</text:p>
          </table:table-cell>
          <table:table-cell table:style-name="Table1.A3" office:value-type="string">
            <text:p text:style-name="P33">-</text:p>
          </table:table-cell>
        </table:table-row>
        <text:soft-page-break/>
        <table:table-row table:style-name="Table1.3">
          <table:table-cell table:style-name="Table1.A4" office:value-type="string">
            <text:p text:style-name="P118">data</text:p>
          </table:table-cell>
          <table:table-cell table:style-name="Table1.A4" office:value-type="string">
            <text:p text:style-name="P119">DATE</text:p>
          </table:table-cell>
          <table:table-cell table:style-name="Table1.A4" office:value-type="string">
            <text:p text:style-name="P119">-</text:p>
          </table:table-cell>
          <table:table-cell table:style-name="Table1.A4" office:value-type="string">
            <text:p text:style-name="P119">NOT NULL</text:p>
          </table:table-cell>
          <table:table-cell table:style-name="Table1.A4" office:value-type="string">
            <text:p text:style-name="P118">Data que a despesa ocorreu.</text:p>
          </table:table-cell>
          <table:table-cell table:style-name="Table1.F4" office:value-type="string">
            <text:p text:style-name="P119">-</text:p>
          </table:table-cell>
          <table:table-cell table:style-name="Table1.A4" office:value-type="string">
            <text:p text:style-name="P119">-</text:p>
          </table:table-cell>
        </table:table-row>
        <table:table-row table:style-name="Table1.5">
          <table:table-cell table:style-name="Table1.A3" office:value-type="string">
            <text:p text:style-name="P118">tipo</text:p>
          </table:table-cell>
          <table:table-cell table:style-name="Table1.A3" office:value-type="string">
            <text:p text:style-name="P119">ENUM</text:p>
          </table:table-cell>
          <table:table-cell table:style-name="Table1.A3" office:value-type="string">
            <text:p text:style-name="P119">-</text:p>
          </table:table-cell>
          <table:table-cell table:style-name="Table1.A3" office:value-type="string">
            <text:p text:style-name="P119">NOT NULL</text:p>
          </table:table-cell>
          <table:table-cell table:style-name="Table1.A3" office:value-type="string">
            <text:p text:style-name="P131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31">"pagamento-funcionario"</text:p>
          </table:table-cell>
          <table:table-cell table:style-name="Table1.A3" office:value-type="string">
            <text:p text:style-name="P131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8">valor</text:p>
          </table:table-cell>
          <table:table-cell table:style-name="Table1.A4" office:value-type="string">
            <text:p text:style-name="P119">DECIMAL</text:p>
          </table:table-cell>
          <table:table-cell table:style-name="Table1.A4" office:value-type="string">
            <text:p text:style-name="P119">(10,2)</text:p>
          </table:table-cell>
          <table:table-cell table:style-name="Table1.A4" office:value-type="string">
            <text:p text:style-name="P119">NOT NULL</text:p>
          </table:table-cell>
          <table:table-cell table:style-name="Table1.A4" office:value-type="string">
            <text:p text:style-name="P118">Valor da despesa.</text:p>
          </table:table-cell>
          <table:table-cell table:style-name="Table1.F4" office:value-type="string">
            <text:p text:style-name="P119">-</text:p>
          </table:table-cell>
          <table:table-cell table:style-name="Table1.A4" office:value-type="string">
            <text:p text:style-name="P119">-</text:p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4T08:33:36.123101366</dc:date>
    <meta:editing-duration>PT6H26M19S</meta:editing-duration>
    <meta:editing-cycles>49</meta:editing-cycles>
    <meta:document-statistic meta:table-count="22" meta:image-count="0" meta:object-count="0" meta:page-count="12" meta:paragraph-count="883" meta:word-count="1933" meta:character-count="11362" meta:non-whitespace-character-count="10308"/>
  </office:meta>
</office:document-meta>
</file>